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style:text-underline-style="solid" style:text-underline-width="bold" style:text-underline-color="font-color" fo:font-weight="bold" officeooo:rsid="0006f166" officeooo:paragraph-rsid="0006f166" style:font-weight-asian="bold" style:font-weight-complex="bold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style:text-underline-style="none" fo:font-weight="normal" officeooo:rsid="0006f166" officeooo:paragraph-rsid="0006f166" style:font-weight-asian="normal" style:font-weight-complex="normal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text-properties style:font-name="Times New Roman" style:text-underline-style="none" fo:font-weight="normal" officeooo:rsid="0006f166" officeooo:paragraph-rsid="0006f166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:</text:p>
      <text:p text:style-name="P1"/>
      <text:p text:style-name="P2">#include &lt;stdio.h&gt;</text:p>
      <text:p text:style-name="P2">int queue[20];</text:p>
      <text:p text:style-name="P2">int front=-1,rear=-1,max;</text:p>
      <text:p text:style-name="P2">void enqueue()</text:p>
      <text:p text:style-name="P2">{</text:p>
      <text:p text:style-name="P2"><text:s text:c="4"/>if(rear==max-1)</text:p>
      <text:p text:style-name="P2"><text:s text:c="8"/>printf("Queue overflow");</text:p>
      <text:p text:style-name="P2"><text:s text:c="4"/>else</text:p>
      <text:p text:style-name="P2"><text:s text:c="4"/>{</text:p>
      <text:p text:style-name="P2"><text:s text:c="8"/>if(front==-1)</text:p>
      <text:p text:style-name="P2"><text:s text:c="8"/>{</text:p>
      <text:p text:style-name="P2"><text:s text:c="12"/>front=0;</text:p>
      <text:p text:style-name="P2"><text:s text:c="12"/>printf("Enter element : ");</text:p>
      <text:p text:style-name="P2"><text:s text:c="12"/>rear=rear+1;</text:p>
      <text:p text:style-name="P2"><text:s text:c="12"/>scanf("%d",&amp;queue[rear]);</text:p>
      <text:p text:style-name="P2"><text:s text:c="8"/>}</text:p>
      <text:p text:style-name="P2"><text:s text:c="8"/>else</text:p>
      <text:p text:style-name="P2"><text:s text:c="8"/>{</text:p>
      <text:p text:style-name="P2"><text:s text:c="12"/>printf("Enter element : ");</text:p>
      <text:p text:style-name="P2"><text:s text:c="12"/>rear=rear+1;</text:p>
      <text:p text:style-name="P2"><text:s text:c="12"/>scanf("%d",&amp;queue[rear]);</text:p>
      <text:p text:style-name="P2"><text:s text:c="8"/>}</text:p>
      <text:p text:style-name="P2"><text:s text:c="4"/>}</text:p>
      <text:p text:style-name="P2">}</text:p>
      <text:p text:style-name="P2">void dequeue()</text:p>
      <text:p text:style-name="P2">{</text:p>
      <text:p text:style-name="P2"><text:s text:c="4"/>if(front==-1 || front&gt;rear)</text:p>
      <text:p text:style-name="P2"><text:s text:c="8"/>printf("Queue underflow");</text:p>
      <text:p text:style-name="P2"><text:s text:c="4"/>else</text:p>
      <text:p text:style-name="P2"><text:s text:c="4"/>{</text:p>
      <text:p text:style-name="P2"><text:s text:c="8"/>printf("Deleted element %d\n",queue[front]);</text:p>
      <text:p text:style-name="P2"><text:s text:c="8"/>front=front+1;</text:p>
      <text:p text:style-name="P2"><text:s text:c="4"/>}</text:p>
      <text:p text:style-name="P2">}</text:p>
      <text:p text:style-name="P2">void display()</text:p>
      <text:p text:style-name="P2">{</text:p>
      <text:p text:style-name="P2"><text:s text:c="4"/>int i=front;</text:p>
      <text:p text:style-name="P2"><text:s text:c="4"/>if(front==-1)</text:p>
      <text:p text:style-name="P2"><text:s text:c="8"/>printf("Queue underflow");</text:p>
      <text:p text:style-name="P2"><text:s text:c="4"/>else</text:p>
      <text:p text:style-name="P2"><text:s text:c="4"/>{</text:p>
      <text:p text:style-name="P2"><text:s text:c="8"/>printf("Queue is : \n");</text:p>
      <text:p text:style-name="P2"><text:s text:c="8"/>while(i&lt;=rear)</text:p>
      <text:p text:style-name="P2"><text:s text:c="8"/>{</text:p>
      <text:p text:style-name="P2"><text:s text:c="12"/>printf("%d\n",queue[i]);</text:p>
      <text:p text:style-name="P2"><text:s text:c="12"/>i=i+1;</text:p>
      <text:p text:style-name="P2"><text:s text:c="8"/>}</text:p>
      <text:p text:style-name="P2"><text:s text:c="4"/>}</text:p>
      <text:p text:style-name="P2">}</text:p>
      <text:p text:style-name="P2">int main()</text:p>
      <text:p text:style-name="P2"><text:soft-page-break/>{</text:p>
      <text:p text:style-name="P2"><text:s text:c="4"/>int choice,run=1;</text:p>
      <text:p text:style-name="P2"><text:s text:c="4"/>printf("____Queue____");</text:p>
      <text:p text:style-name="P2"><text:s text:c="4"/>printf("\nEnter the size of the queue : ");</text:p>
      <text:p text:style-name="P2"><text:s text:c="4"/>scanf("%d",&amp;max);</text:p>
      <text:p text:style-name="P2"><text:s text:c="4"/>while(run==1)</text:p>
      <text:p text:style-name="P2"><text:s text:c="4"/>{</text:p>
      <text:p text:style-name="P2"><text:s text:c="8"/>printf("\nOPTIONS\n1.Enqueue\n2.Dequeue\n3.Display\n4.Stop\n");</text:p>
      <text:p text:style-name="P2"><text:s text:c="8"/>printf("Enter the choice : ");</text:p>
      <text:p text:style-name="P2"><text:s text:c="8"/>scanf("%d",&amp;choice);</text:p>
      <text:p text:style-name="P2"><text:s text:c="8"/>switch(choice)</text:p>
      <text:p text:style-name="P2"><text:s text:c="8"/>{</text:p>
      <text:p text:style-name="P2"><text:s text:c="12"/>case 1 : enqueue();</text:p>
      <text:p text:style-name="P2"><text:s text:c="20"/>break;</text:p>
      <text:p text:style-name="P2"><text:s text:c="12"/>case 2 : dequeue();</text:p>
      <text:p text:style-name="P2"><text:s text:c="20"/>break;</text:p>
      <text:p text:style-name="P2"><text:s text:c="12"/>case 3 : display();</text:p>
      <text:p text:style-name="P2"><text:s text:c="20"/>break;</text:p>
      <text:p text:style-name="P2"><text:s text:c="12"/>case 4 : run=0;</text:p>
      <text:p text:style-name="P2"><text:s text:c="20"/>break;</text:p>
      <text:p text:style-name="P2"><text:s text:c="12"/>default : printf("Valid Input !!!");</text:p>
      <text:p text:style-name="P2"><text:s text:c="21"/>break;</text:p>
      <text:p text:style-name="P2"><text:s text:c="8"/>}</text:p>
      <text:p text:style-name="P2"><text:s text:c="4"/>}</text:p>
      <text:p text:style-name="P2"><text:s text:c="4"/>return 0;</text:p>
      <text:p text:style-name="P2">}</text:p>
      <text:p text:style-name="P2"/>
      <text:p text:style-name="P1">OUTPUT:</text:p>
      <text:p text:style-name="P1"/>
      <text:p text:style-name="P3">____Queue____</text:p>
      <text:p text:style-name="P3">Enter the size of the queue : 3</text:p>
      <text:p text:style-name="P3"/>
      <text:p text:style-name="P3">OPTIONS</text:p>
      <text:p text:style-name="P3">1.Enqueue</text:p>
      <text:p text:style-name="P3">2.Dequeue</text:p>
      <text:p text:style-name="P3">3.Display</text:p>
      <text:p text:style-name="P3">4.Stop</text:p>
      <text:p text:style-name="P3">Enter the choice : 1</text:p>
      <text:p text:style-name="P3">Enter element : 1</text:p>
      <text:p text:style-name="P3"/>
      <text:p text:style-name="P3">OPTIONS</text:p>
      <text:p text:style-name="P3">1.Enqueue</text:p>
      <text:p text:style-name="P3">2.Dequeue</text:p>
      <text:p text:style-name="P3">3.Display</text:p>
      <text:p text:style-name="P3">4.Stop</text:p>
      <text:p text:style-name="P3">Enter the choice : 1</text:p>
      <text:p text:style-name="P3">Enter element : 2</text:p>
      <text:p text:style-name="P3"/>
      <text:p text:style-name="P3">OPTIONS</text:p>
      <text:p text:style-name="P3">1.Enqueue</text:p>
      <text:p text:style-name="P3">2.Dequeue</text:p>
      <text:p text:style-name="P3">3.Display</text:p>
      <text:p text:style-name="P3"><text:soft-page-break/>4.Stop</text:p>
      <text:p text:style-name="P3">Enter the choice : 1</text:p>
      <text:p text:style-name="P3">Enter element : 3</text:p>
      <text:p text:style-name="P3"/>
      <text:p text:style-name="P3">OPTIONS</text:p>
      <text:p text:style-name="P3">1.Enqueue</text:p>
      <text:p text:style-name="P3">2.Dequeue</text:p>
      <text:p text:style-name="P3">3.Display</text:p>
      <text:p text:style-name="P3">4.Stop</text:p>
      <text:p text:style-name="P3">Enter the choice : 1</text:p>
      <text:p text:style-name="P3">Queue overflow</text:p>
      <text:p text:style-name="P3">OPTIONS</text:p>
      <text:p text:style-name="P3">1.Enqueue</text:p>
      <text:p text:style-name="P3">2.Dequeue</text:p>
      <text:p text:style-name="P3">3.Display</text:p>
      <text:p text:style-name="P3">4.Stop</text:p>
      <text:p text:style-name="P3">Enter the choice : 2</text:p>
      <text:p text:style-name="P3">Deleted element 1</text:p>
      <text:p text:style-name="P3"/>
      <text:p text:style-name="P3">OPTIONS</text:p>
      <text:p text:style-name="P3">1.Enqueue</text:p>
      <text:p text:style-name="P3">2.Dequeue</text:p>
      <text:p text:style-name="P3">3.Display</text:p>
      <text:p text:style-name="P3">4.Stop</text:p>
      <text:p text:style-name="P3">Enter the choice : 3</text:p>
      <text:p text:style-name="P3">Queue is : </text:p>
      <text:p text:style-name="P3">2</text:p>
      <text:p text:style-name="P3">3</text:p>
      <text:p text:style-name="P3"/>
      <text:p text:style-name="P3">OPTIONS</text:p>
      <text:p text:style-name="P3">1.Enqueue</text:p>
      <text:p text:style-name="P3">2.Dequeue</text:p>
      <text:p text:style-name="P3">3.Display</text:p>
      <text:p text:style-name="P3">4.Stop</text:p>
      <text:p text:style-name="P3">Enter the choice : 4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5T17:34:17.976000000</meta:creation-date>
    <dc:date>2022-02-16T16:11:25.641000000</dc:date>
    <meta:editing-duration>PT15M2S</meta:editing-duration>
    <meta:editing-cycles>3</meta:editing-cycles>
    <meta:generator>LibreOffice/7.3.0.3$Windows_X86_64 LibreOffice_project/0f246aa12d0eee4a0f7adcefbf7c878fc2238db3</meta:generator>
    <meta:document-statistic meta:table-count="0" meta:image-count="0" meta:object-count="0" meta:page-count="3" meta:paragraph-count="130" meta:word-count="232" meta:character-count="2051" meta:non-whitespace-character-count="1427"/>
  </office:meta>
</office:document-meta>
</file>